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enlo" svg:font-family="Menlo, Monaco, Consolas, 'Courier New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2pt" officeooo:rsid="0003f178" officeooo:paragraph-rsid="0003f178" style:font-size-asian="10.5pt" style:font-size-complex="12pt"/>
    </style:style>
    <style:style style:name="P2" style:family="paragraph" style:parent-style-name="Standard">
      <style:text-properties fo:font-size="12pt" officeooo:rsid="0005c53f" officeooo:paragraph-rsid="0005c53f" style:font-size-asian="10.5pt" style:font-size-complex="12pt"/>
    </style:style>
    <style:style style:name="P3" style:family="paragraph" style:parent-style-name="Standard">
      <style:text-properties fo:font-size="12pt" officeooo:rsid="0007fe08" officeooo:paragraph-rsid="0007fe08" style:font-size-asian="10.5pt" style:font-size-complex="12pt"/>
    </style:style>
    <style:style style:name="P4" style:family="paragraph" style:parent-style-name="Standard">
      <style:text-properties fo:font-size="12pt" officeooo:rsid="00091a15" officeooo:paragraph-rsid="00091a15" style:font-size-asian="10.5pt" style:font-size-complex="12pt"/>
    </style:style>
    <style:style style:name="P5" style:family="paragraph" style:parent-style-name="Standard">
      <style:text-properties fo:font-size="12pt" officeooo:rsid="00091a15" officeooo:paragraph-rsid="0009aba6" style:font-size-asian="10.5pt" style:font-size-complex="12pt"/>
    </style:style>
    <style:style style:name="P6" style:family="paragraph" style:parent-style-name="Standard">
      <style:text-properties fo:font-size="12pt" officeooo:rsid="00095591" officeooo:paragraph-rsid="00095591" style:font-size-asian="10.5pt" style:font-size-complex="12pt"/>
    </style:style>
    <style:style style:name="P7" style:family="paragraph" style:parent-style-name="Standard">
      <style:text-properties fo:font-size="12pt" officeooo:rsid="000a390b" officeooo:paragraph-rsid="000b9652" style:font-size-asian="10.5pt" style:font-size-complex="12pt"/>
    </style:style>
    <style:style style:name="P8" style:family="paragraph" style:parent-style-name="Standard">
      <style:text-properties fo:font-size="12pt" officeooo:rsid="000cfd7c" officeooo:paragraph-rsid="000cfd7c" style:font-size-asian="10.5pt" style:font-size-complex="12pt"/>
    </style:style>
    <style:style style:name="P9" style:family="paragraph" style:parent-style-name="Standard">
      <style:text-properties fo:font-size="16pt" officeooo:rsid="0003f178" style:font-size-asian="14pt" style:font-size-complex="16pt"/>
    </style:style>
    <style:style style:name="P10" style:family="paragraph" style:parent-style-name="Standard">
      <style:text-properties fo:font-variant="normal" fo:text-transform="none" fo:color="#333333" style:font-name="Menlo" fo:font-size="10.5pt" fo:letter-spacing="normal" fo:font-style="normal" fo:font-weight="normal" officeooo:rsid="000cfd7c" officeooo:paragraph-rsid="000cfd7c" style:font-size-asian="10.5pt" style:font-size-complex="12pt"/>
    </style:style>
    <style:style style:name="P11" style:family="paragraph" style:parent-style-name="Standard">
      <style:text-properties fo:font-variant="normal" fo:text-transform="none" fo:color="#333333" style:font-name="Menlo" fo:font-size="10.5pt" fo:letter-spacing="normal" fo:font-style="normal" fo:font-weight="normal" officeooo:rsid="000ee039" officeooo:paragraph-rsid="000ee039" style:font-size-asian="10.5pt" style:font-size-complex="12pt"/>
    </style:style>
    <style:style style:name="P12" style:family="paragraph" style:parent-style-name="Standard">
      <style:text-properties fo:font-size="12pt" officeooo:rsid="0010f4a2" officeooo:paragraph-rsid="0010f4a2" style:font-size-asian="10.5pt" style:font-size-complex="12pt"/>
    </style:style>
    <style:style style:name="P13" style:family="paragraph" style:parent-style-name="Standard">
      <style:text-properties fo:font-size="12pt" officeooo:rsid="001333f3" officeooo:paragraph-rsid="001333f3" style:font-size-asian="10.5pt" style:font-size-complex="12pt"/>
    </style:style>
    <style:style style:name="P14" style:family="paragraph" style:parent-style-name="Standard">
      <style:text-properties fo:font-size="12pt" officeooo:rsid="00146fd8" officeooo:paragraph-rsid="00146fd8" style:font-size-asian="10.5pt" style:font-size-complex="12pt"/>
    </style:style>
    <style:style style:name="P15" style:family="paragraph" style:parent-style-name="Standard">
      <style:text-properties fo:font-size="12pt" officeooo:rsid="0014e54e" officeooo:paragraph-rsid="0014e54e" style:font-size-asian="10.5pt" style:font-size-complex="12pt"/>
    </style:style>
    <style:style style:name="P16" style:family="paragraph" style:parent-style-name="Standard">
      <style:text-properties fo:font-size="12pt" officeooo:rsid="0003f178" officeooo:paragraph-rsid="001333f3" style:font-size-asian="10.5pt" style:font-size-complex="12pt"/>
    </style:style>
    <style:style style:name="T1" style:family="text">
      <style:text-properties fo:font-size="16pt" officeooo:rsid="0003f178" style:font-size-asian="14pt" style:font-size-complex="16pt"/>
    </style:style>
    <style:style style:name="T2" style:family="text">
      <style:text-properties officeooo:rsid="00091a15"/>
    </style:style>
    <style:style style:name="T3" style:family="text">
      <style:text-properties officeooo:rsid="000b9652"/>
    </style:style>
    <style:style style:name="T4" style:family="text">
      <style:text-properties officeooo:rsid="000ee039"/>
    </style:style>
    <style:style style:name="T5" style:family="text">
      <style:text-properties fo:font-variant="normal" fo:text-transform="none" fo:color="#333333" style:font-name="Menlo" fo:font-size="10.5pt" fo:letter-spacing="normal" fo:font-style="normal" fo:font-weight="normal"/>
    </style:style>
    <style:style style:name="T6" style:family="text">
      <style:text-properties fo:font-variant="normal" fo:text-transform="none" fo:color="#333333" style:font-name="Menlo" fo:font-size="10.5pt" fo:letter-spacing="normal" fo:font-style="normal" fo:font-weight="normal" officeooo:rsid="00127516"/>
    </style:style>
    <style:style style:name="T7" style:family="text">
      <style:text-properties fo:font-variant="normal" fo:text-transform="none" fo:color="#333333" style:font-name="Menlo" fo:font-size="10.5pt" fo:letter-spacing="normal" fo:font-style="normal" fo:font-weight="normal" officeooo:rsid="001333f3"/>
    </style:style>
    <style:style style:name="T8" style:family="text">
      <style:text-properties fo:font-variant="normal" fo:text-transform="none" fo:color="#333333" style:font-name="Menlo" fo:font-size="10.5pt" fo:letter-spacing="normal" fo:font-style="normal" fo:font-weight="normal" officeooo:rsid="00146fd8"/>
    </style:style>
    <style:style style:name="T9" style:family="text">
      <style:text-properties fo:font-variant="normal" fo:text-transform="none" fo:color="#333333" style:font-name="Menlo" fo:font-size="10.5pt" fo:letter-spacing="normal" fo:font-style="normal" fo:font-weight="normal" officeooo:rsid="0014e54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span text:style-name="T1">PYTHON TEST</text:span></text:p>
      <text:p text:style-name="P9"/>
      <text:p text:style-name="P1">1. Python este un limbaj compilat/interpretat, tipat static/dinamic, multiparadigma.</text:p>
      <text:p text:style-name="P1">2. <text:s/>Explicati ce inseamna tipare statica/dinamica, in functie de raspunsul dat.</text:p>
      <text:p text:style-name="P1">3. <text:s/>Ce afiseaza urmatorul cod rulat intr-un mediu python3:</text:p>
      <text:p text:style-name="P1"><text:tab/>v1 = { I : [ j for j in range(i) ] for i in range(4) }</text:p>
      <text:p text:style-name="P1"><text:tab/>print(v1)</text:p>
      <text:p text:style-name="P1">4. Implementati in python3 functia zipWith folosind list comprehension.</text:p>
      <text:p text:style-name="P1">zipWith :: (a -&gt; b -&gt; c) -&gt; [a] -&gt; [b] -&gt; [c]</text:p>
      <text:p text:style-name="P1">zipWith(functie, lista_1, lista_2)</text:p>
      <text:p text:style-name="P1"/>
      <text:p text:style-name="P1">exemplu de folosire:</text:p>
      <text:p text:style-name="P1">import operator</text:p>
      <text:p text:style-name="P1">zipWith(operator.add, range(0,5), range(10, 20))</text:p>
      <text:p text:style-name="P1">[10, 12, 14, 16, 18]</text:p>
      <text:p text:style-name="P1"/>
      <text:p text:style-name="P1">Hint: puteti folosi functia zip, care primeste 2 liste si returneaza o lista de perechi cu elemetele de pe aceeasi pozitie</text:p>
      <text:p text:style-name="P2">list(zip([1,2,3], [4, 5, 6]))</text:p>
      <text:p text:style-name="P2">[(1, 4), (2, 5), (3, 6)]</text:p>
      <text:p text:style-name="P2"/>
      <text:p text:style-name="P3">5. Implementati in python3 functia fileWalker. Puteti sa utilizati functii din modulul os, cu exceptia os.walk.</text:p>
      <text:p text:style-name="P3"/>
      <text:p text:style-name="P3">fileWalker<text:span text:style-name="T2">(cale_de_inceput)</text:span></text:p>
      <text:p text:style-name="P3"/>
      <text:p text:style-name="P4">Functia trebuie sa afiseze calea catre toate fisierele continute in directorul identificat prin cale_de_inceput si in toate subdirectoarele acestuia. </text:p>
      <text:p text:style-name="P4"/>
      <text:p text:style-name="P6">Se recomanda folosirea urmatoarelor functii de modului os:</text:p>
      <text:p text:style-name="P6">os.listdir(path)</text:p>
      <text:p text:style-name="P6">os.path.join(path1, path2)</text:p>
      <text:p text:style-name="P6">os.path.isdir(path)</text:p>
      <text:p text:style-name="P4">exemplu de folosire:</text:p>
      <text:p text:style-name="P4"/>
      <text:p text:style-name="P4">Fie directorul tmp cu urmatoarea structura (nume/ inseamna director) :</text:p>
      <text:p text:style-name="P4">tmp/</text:p>
      <text:p text:style-name="P4"><text:tab/>a</text:p>
      <text:p text:style-name="P4"><text:tab/>b</text:p>
      <text:p text:style-name="P4"><text:tab/>c/</text:p>
      <text:p text:style-name="P4"><text:tab/><text:tab/>aa</text:p>
      <text:p text:style-name="P4"><text:tab/><text:tab/>bb/</text:p>
      <text:p text:style-name="P4"><text:tab/><text:tab/><text:tab/>aaa<text:tab/></text:p>
      <text:p text:style-name="P4"><text:tab/>d</text:p>
      <text:p text:style-name="P4"><text:tab/>e/</text:p>
      <text:p text:style-name="P4"><text:tab/><text:tab/>aa</text:p>
      <text:p text:style-name="P4"><text:tab/><text:tab/>bb</text:p>
      <text:p text:style-name="P5"><text:tab/><text:tab/>cc</text:p>
      <text:p text:style-name="P5"><text:soft-page-break/>fileWalker(tmp) afiseaza</text:p>
      <text:p text:style-name="P4"/>
      <text:p text:style-name="P4">t/a</text:p>
      <text:p text:style-name="P4">t/d</text:p>
      <text:p text:style-name="P4">t/e/bb</text:p>
      <text:p text:style-name="P4">t/e/aa</text:p>
      <text:p text:style-name="P4">t/e/cc</text:p>
      <text:p text:style-name="P4">t/c/bb/aaa</text:p>
      <text:p text:style-name="P4">t/c/aa</text:p>
      <text:p text:style-name="P4">t/b</text:p>
      <text:p text:style-name="P4"/>
      <text:p text:style-name="P7">Bonus: Ignorati exceptiile de tipul <text:span text:style-name="T3">permission denied, cauzate de fisierele la care nu are permsiune de acces userul care a executat scriptul python.</text:span></text:p>
      <text:p text:style-name="P7"/>
      <text:p text:style-name="P8">6. <text:s/><text:span text:style-name="T4">Ce afiseaza urmatorul cod intr-un mediu python3:</text:span></text:p>
      <text:p text:style-name="P10"/>
      <text:p text:style-name="P11">def f(*args, **kwargs):</text:p>
      <text:p text:style-name="P11"><text:tab/>print(args, kwargs)</text:p>
      <text:p text:style-name="P11"/>
      <text:p text:style-name="P11">d = dict(zip(list(map(chr, range(97, 123))), [1,2,3]))</text:p>
      <text:p text:style-name="P11"/>
      <text:p text:style-name="P11">f(1, 2, “alpha”, “beta”, **d)</text:p>
      <text:p text:style-name="P11"/>
      <text:p text:style-name="P12"><text:span text:style-name="T5">7. <text:s/></text:span><text:span text:style-name="T6">F</text:span><text:span text:style-name="T7">ie urmatorul cod:</text:span></text:p>
      <text:p text:style-name="P13"><text:span text:style-name="T5">import math</text:span></text:p>
      <text:p text:style-name="P13"><text:span text:style-name="T5">pi <text:s/>= math.pi</text:span></text:p>
      <text:p text:style-name="P13"><text:span text:style-name="T5"/></text:p>
      <text:p text:style-name="P13"><text:span text:style-name="T5">Folosind functia print, variabila pi si metoda format a unui string afisati urmatoarele mesaje:</text:span></text:p>
      <text:p text:style-name="P13"><text:span text:style-name="T5">Pi rotunjit cu 2 zecimale este 3.14</text:span></text:p>
      <text:p text:style-name="P13"><text:span text:style-name="T5">Pi convertit la un numar natural este 3</text:span><text:span text:style-name="T8">______</text:span></text:p>
      <text:p text:style-name="P14"><text:span text:style-name="T5">(Obs: in acest exemplu 3 este urmat de 6 caractere ‘_’)</text:span></text:p>
      <text:p text:style-name="P14"><text:span text:style-name="T5"/></text:p>
      <text:p text:style-name="P14"><text:span text:style-name="T5">8. </text:span><text:span text:style-name="T9">Fie urmatorul cod:</text:span></text:p>
      <text:p text:style-name="P14"><text:span text:style-name="T9"/></text:p>
      <text:p text:style-name="P15"><text:span text:style-name="T5">class MyClass(object):</text:span></text:p>
      <text:p text:style-name="P15"><text:span text:style-name="T5"><text:tab/></text:span></text:p>
      <text:p text:style-name="P15"><text:span text:style-name="T5"><text:tab/>def __init__():</text:span></text:p>
      <text:p text:style-name="P15"><text:span text:style-name="T5"><text:tab/><text:tab/>self.a = 1</text:span></text:p>
      <text:p text:style-name="P15"><text:span text:style-name="T5"><text:tab/><text:tab/>self.b = 2</text:span></text:p>
      <text:p text:style-name="P15"><text:span text:style-name="T5"><text:tab/><text:tab/>self.c = None</text:span></text:p>
      <text:p text:style-name="P15"><text:span text:style-name="T5"/></text:p>
      <text:p text:style-name="P15"><text:span text:style-name="T5">Linia x = MyClass() genereaza urmatoarea eroare:</text:span></text:p>
      <text:p text:style-name="P15"><text:span text:style-name="T5">TypeError: __init__() takes 0 positional arguments but 1 was given</text:span></text:p>
      <text:p text:style-name="P15"><text:span text:style-name="T5"/></text:p>
      <text:p text:style-name="P15"><text:span text:style-name="T5">a) Corectati codul anterior</text:span></text:p>
      <text:p text:style-name="P15"><text:span text:style-name="T5">b) Adaugati metoda/metodele necesara/necesare clasei MyClass pentru a obtine urmatorul comportament:</text:span></text:p>
      <text:p text:style-name="P15"><text:span text:style-name="T5">l = [MyClass() for i in range(3)]</text:span></text:p>
      <text:p text:style-name="P15"><text:span text:style-name="T5">print(l) sa afiseze [1 2 None, 1 2 None, 1 2 None]</text:span></text:p>
      <text:p text:style-name="P15"><text:span text:style-name="T5"/></text:p>
      <text:p text:style-name="P15"><text:span text:style-name="T5"><text:tab/><text:tab/></text:span></text:p>
      <text:p text:style-name="P16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enlo" svg:font-family="Menlo, Monaco, Consolas, 'Courier New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9T15:16:49.027977989</meta:creation-date>
    <dc:date>2017-08-09T19:45:22.104928683</dc:date>
    <meta:editing-duration>PT54M13S</meta:editing-duration>
    <meta:editing-cycles>13</meta:editing-cycles>
    <meta:generator>LibreOffice/5.1.6.2$Linux_X86_64 LibreOffice_project/10m0$Build-2</meta:generator>
    <meta:document-statistic meta:table-count="0" meta:image-count="0" meta:object-count="0" meta:page-count="2" meta:paragraph-count="73" meta:word-count="366" meta:character-count="2366" meta:non-whitespace-character-count="2028"/>
  </office:meta>
</office:document-meta>
</file>